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58d7" officeooo:paragraph-rsid="000758d7"/>
    </style:style>
    <style:style style:name="P2" style:family="paragraph" style:parent-style-name="Standard">
      <style:text-properties fo:font-weight="bold" officeooo:rsid="000758d7" officeooo:paragraph-rsid="000758d7" style:font-weight-asian="bold" style:font-weight-complex="bold"/>
    </style:style>
    <style:style style:name="P3" style:family="paragraph" style:parent-style-name="Standard">
      <style:text-properties fo:font-weight="bold" officeooo:rsid="00094ab8" officeooo:paragraph-rsid="00094ab8" style:font-weight-asian="bold" style:font-weight-complex="bold"/>
    </style:style>
    <style:style style:name="P4" style:family="paragraph" style:parent-style-name="Standard">
      <style:text-properties fo:font-weight="bold" officeooo:rsid="0026fb54" officeooo:paragraph-rsid="0026fb54" style:font-weight-asian="bold" style:font-weight-complex="bold"/>
    </style:style>
    <style:style style:name="P5" style:family="paragraph" style:parent-style-name="Standard">
      <style:text-properties fo:font-weight="bold" officeooo:rsid="002744e2" officeooo:paragraph-rsid="002744e2" style:font-weight-asian="bold" style:font-weight-complex="bold"/>
    </style:style>
    <style:style style:name="P6" style:family="paragraph" style:parent-style-name="Standard">
      <style:text-properties fo:font-weight="bold" officeooo:rsid="002e4252" officeooo:paragraph-rsid="002e4252" style:font-weight-asian="bold" style:font-weight-complex="bold"/>
    </style:style>
    <style:style style:name="P7" style:family="paragraph" style:parent-style-name="Standard">
      <style:text-properties fo:font-weight="bold" officeooo:rsid="002e4252" officeooo:paragraph-rsid="004beab8" style:font-weight-asian="bold" style:font-weight-complex="bold"/>
    </style:style>
    <style:style style:name="P8" style:family="paragraph" style:parent-style-name="Standard">
      <style:text-properties fo:font-weight="bold" officeooo:rsid="0041f972" officeooo:paragraph-rsid="0041f972" style:font-weight-asian="bold" style:font-weight-complex="bold"/>
    </style:style>
    <style:style style:name="P9" style:family="paragraph" style:parent-style-name="Standard">
      <style:text-properties fo:font-weight="bold" officeooo:rsid="0042d389" officeooo:paragraph-rsid="0042d389" style:font-weight-asian="bold" style:font-weight-complex="bold"/>
    </style:style>
    <style:style style:name="P10" style:family="paragraph" style:parent-style-name="Standard">
      <style:text-properties fo:font-weight="bold" officeooo:rsid="0043a9f6" officeooo:paragraph-rsid="0043a9f6" style:font-weight-asian="bold" style:font-weight-complex="bold"/>
    </style:style>
    <style:style style:name="P11" style:family="paragraph" style:parent-style-name="Standard">
      <style:text-properties fo:font-weight="bold" officeooo:rsid="0045f882" officeooo:paragraph-rsid="0045f882" style:font-weight-asian="bold" style:font-weight-complex="bold"/>
    </style:style>
    <style:style style:name="P12" style:family="paragraph" style:parent-style-name="Standard">
      <style:text-properties fo:font-weight="bold" officeooo:rsid="004cc6c9" officeooo:paragraph-rsid="004cc6c9" style:font-weight-asian="bold" style:font-weight-complex="bold"/>
    </style:style>
    <style:style style:name="P13" style:family="paragraph" style:parent-style-name="Standard">
      <style:text-properties fo:font-weight="bold" officeooo:rsid="00503190" officeooo:paragraph-rsid="00503190" style:font-weight-asian="bold" style:font-weight-complex="bold"/>
    </style:style>
    <style:style style:name="P14" style:family="paragraph" style:parent-style-name="Standard">
      <style:text-properties fo:font-weight="normal" officeooo:rsid="000758d7" officeooo:paragraph-rsid="000758d7" style:font-weight-asian="normal" style:font-weight-complex="normal"/>
    </style:style>
    <style:style style:name="P15" style:family="paragraph" style:parent-style-name="Standard">
      <style:text-properties fo:font-weight="normal" officeooo:rsid="000758d7" officeooo:paragraph-rsid="00094ab8" style:font-weight-asian="normal" style:font-weight-complex="normal"/>
    </style:style>
    <style:style style:name="P16" style:family="paragraph" style:parent-style-name="Standard">
      <style:text-properties fo:font-weight="normal" officeooo:rsid="000758d7" officeooo:paragraph-rsid="001f462c" style:font-weight-asian="normal" style:font-weight-complex="normal"/>
    </style:style>
    <style:style style:name="P17" style:family="paragraph" style:parent-style-name="Standard">
      <style:text-properties fo:font-weight="normal" officeooo:rsid="000a7ee6" officeooo:paragraph-rsid="000a7ee6" style:font-weight-asian="normal" style:font-weight-complex="normal"/>
    </style:style>
    <style:style style:name="P18" style:family="paragraph" style:parent-style-name="Standard">
      <style:text-properties fo:font-weight="normal" officeooo:rsid="000a7ee6" officeooo:paragraph-rsid="0018e5fa" style:font-weight-asian="normal" style:font-weight-complex="normal"/>
    </style:style>
    <style:style style:name="P19" style:family="paragraph" style:parent-style-name="Standard">
      <style:text-properties fo:font-weight="normal" officeooo:rsid="000a7ee6" officeooo:paragraph-rsid="001d7d53" style:font-weight-asian="normal" style:font-weight-complex="normal"/>
    </style:style>
    <style:style style:name="P20" style:family="paragraph" style:parent-style-name="Standard">
      <style:paragraph-properties fo:break-before="page"/>
      <style:text-properties fo:font-weight="bold" officeooo:rsid="000758d7" officeooo:paragraph-rsid="000758d7" style:font-weight-asian="bold" style:font-weight-complex="bold"/>
    </style:style>
    <style:style style:name="P21" style:family="paragraph" style:parent-style-name="Standard">
      <style:paragraph-properties fo:break-before="page"/>
      <style:text-properties fo:font-weight="bold" officeooo:rsid="002744e2" officeooo:paragraph-rsid="002744e2" style:font-weight-asian="bold" style:font-weight-complex="bold"/>
    </style:style>
    <style:style style:name="T1" style:family="text">
      <style:text-properties officeooo:rsid="00094ab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officeooo:rsid="0030120f" style:font-weight-asian="normal" style:font-weight-complex="normal"/>
    </style:style>
    <style:style style:name="T4" style:family="text">
      <style:text-properties style:text-underline-style="solid" style:text-underline-width="auto" style:text-underline-color="font-color" fo:font-weight="normal" officeooo:rsid="004898bc" style:font-weight-asian="normal" style:font-weight-complex="normal"/>
    </style:style>
    <style:style style:name="T5" style:family="text">
      <style:text-properties officeooo:rsid="000b3f24"/>
    </style:style>
    <style:style style:name="T6" style:family="text">
      <style:text-properties officeooo:rsid="000c29ce"/>
    </style:style>
    <style:style style:name="T7" style:family="text">
      <style:text-properties officeooo:rsid="000e4c1a"/>
    </style:style>
    <style:style style:name="T8" style:family="text">
      <style:text-properties officeooo:rsid="001031de"/>
    </style:style>
    <style:style style:name="T9" style:family="text">
      <style:text-properties officeooo:rsid="0013bbee"/>
    </style:style>
    <style:style style:name="T10" style:family="text">
      <style:text-properties officeooo:rsid="00157bbc"/>
    </style:style>
    <style:style style:name="T11" style:family="text">
      <style:text-properties officeooo:rsid="001660c6"/>
    </style:style>
    <style:style style:name="T12" style:family="text">
      <style:text-properties officeooo:rsid="00182a54"/>
    </style:style>
    <style:style style:name="T13" style:family="text">
      <style:text-properties officeooo:rsid="001d7d53"/>
    </style:style>
    <style:style style:name="T14" style:family="text">
      <style:text-properties fo:font-weight="normal" style:font-weight-asian="normal" style:font-weight-complex="normal"/>
    </style:style>
    <style:style style:name="T15" style:family="text">
      <style:text-properties fo:font-weight="normal" officeooo:rsid="00293056" style:font-weight-asian="normal" style:font-weight-complex="normal"/>
    </style:style>
    <style:style style:name="T16" style:family="text">
      <style:text-properties fo:font-weight="normal" officeooo:rsid="002999d2" style:font-weight-asian="normal" style:font-weight-complex="normal"/>
    </style:style>
    <style:style style:name="T17" style:family="text">
      <style:text-properties fo:font-weight="normal" officeooo:rsid="002b2da7" style:font-weight-asian="normal" style:font-weight-complex="normal"/>
    </style:style>
    <style:style style:name="T18" style:family="text">
      <style:text-properties fo:font-weight="normal" officeooo:rsid="002d21cb" style:font-weight-asian="normal" style:font-weight-complex="normal"/>
    </style:style>
    <style:style style:name="T19" style:family="text">
      <style:text-properties fo:font-weight="normal" officeooo:rsid="0030120f" style:font-weight-asian="normal" style:font-weight-complex="normal"/>
    </style:style>
    <style:style style:name="T20" style:family="text">
      <style:text-properties fo:font-weight="normal" officeooo:rsid="00342a14" style:font-weight-asian="normal" style:font-weight-complex="normal"/>
    </style:style>
    <style:style style:name="T21" style:family="text">
      <style:text-properties fo:font-weight="normal" officeooo:rsid="00357bcf" style:font-weight-asian="normal" style:font-weight-complex="normal"/>
    </style:style>
    <style:style style:name="T22" style:family="text">
      <style:text-properties fo:font-weight="normal" officeooo:rsid="00360ab0" style:font-weight-asian="normal" style:font-weight-complex="normal"/>
    </style:style>
    <style:style style:name="T23" style:family="text">
      <style:text-properties fo:font-weight="normal" officeooo:rsid="00375b84" style:font-weight-asian="normal" style:font-weight-complex="normal"/>
    </style:style>
    <style:style style:name="T24" style:family="text">
      <style:text-properties fo:font-weight="normal" officeooo:rsid="00375ec5" style:font-weight-asian="normal" style:font-weight-complex="normal"/>
    </style:style>
    <style:style style:name="T25" style:family="text">
      <style:text-properties fo:font-weight="normal" officeooo:rsid="00389580" style:font-weight-asian="normal" style:font-weight-complex="normal"/>
    </style:style>
    <style:style style:name="T26" style:family="text">
      <style:text-properties fo:font-weight="normal" officeooo:rsid="003a768d" style:font-weight-asian="normal" style:font-weight-complex="normal"/>
    </style:style>
    <style:style style:name="T27" style:family="text">
      <style:text-properties fo:font-weight="normal" officeooo:rsid="003e3e4c" style:font-weight-asian="normal" style:font-weight-complex="normal"/>
    </style:style>
    <style:style style:name="T28" style:family="text">
      <style:text-properties fo:font-weight="normal" officeooo:rsid="003eacbf" style:font-weight-asian="normal" style:font-weight-complex="normal"/>
    </style:style>
    <style:style style:name="T29" style:family="text">
      <style:text-properties fo:font-weight="normal" officeooo:rsid="0043a9f6" style:font-weight-asian="normal" style:font-weight-complex="normal"/>
    </style:style>
    <style:style style:name="T30" style:family="text">
      <style:text-properties fo:font-weight="normal" officeooo:rsid="00472090" style:font-weight-asian="normal" style:font-weight-complex="normal"/>
    </style:style>
    <style:style style:name="T31" style:family="text">
      <style:text-properties fo:font-weight="normal" officeooo:rsid="004a846c" style:font-weight-asian="normal" style:font-weight-complex="normal"/>
    </style:style>
    <style:style style:name="T32" style:family="text">
      <style:text-properties fo:font-weight="normal" officeooo:rsid="004e44a5" style:font-weight-asian="normal" style:font-weight-complex="normal"/>
    </style:style>
    <style:style style:name="T33" style:family="text">
      <style:text-properties fo:font-weight="normal" officeooo:rsid="00523089" style:font-weight-asian="normal" style:font-weight-complex="normal"/>
    </style:style>
    <style:style style:name="T34" style:family="text">
      <style:text-properties fo:font-weight="normal" officeooo:rsid="0053fa0d" style:font-weight-asian="normal" style:font-weight-complex="normal"/>
    </style:style>
    <style:style style:name="T35" style:family="text">
      <style:text-properties fo:font-weight="normal" officeooo:rsid="00550236" style:font-weight-asian="normal" style:font-weight-complex="normal"/>
    </style:style>
    <style:style style:name="T36" style:family="text">
      <style:text-properties fo:font-weight="normal" officeooo:rsid="0056ec86" style:font-weight-asian="normal" style:font-weight-complex="normal"/>
    </style:style>
    <style:style style:name="T37" style:family="text">
      <style:text-properties fo:font-weight="normal" officeooo:rsid="0057b25f" style:font-weight-asian="normal" style:font-weight-complex="normal"/>
    </style:style>
    <style:style style:name="T38" style:family="text">
      <style:text-properties fo:font-weight="normal" officeooo:rsid="005905c5" style:font-weight-asian="normal" style:font-weight-complex="normal"/>
    </style:style>
    <style:style style:name="T39" style:family="text">
      <style:text-properties fo:font-style="italic" officeooo:rsid="001d7d53" style:font-style-asian="italic" style:font-style-complex="italic"/>
    </style:style>
    <style:style style:name="T40" style:family="text">
      <style:text-properties fo:font-style="italic" fo:font-weight="normal" officeooo:rsid="00357bcf" style:font-style-asian="italic" style:font-weight-asian="normal" style:font-style-complex="italic" style:font-weight-complex="normal"/>
    </style:style>
    <style:style style:name="T41" style:family="text">
      <style:text-properties fo:font-style="normal" officeooo:rsid="001d7d53" style:font-style-asian="normal" style:font-style-complex="normal"/>
    </style:style>
    <style:style style:name="T42" style:family="text">
      <style:text-properties fo:font-style="normal" style:text-underline-style="none" fo:font-weight="normal" officeooo:rsid="00342a14"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fo:font-weight="normal" officeooo:rsid="00342a14" style:font-style-asian="normal" style:font-weight-asian="normal" style:font-style-complex="normal" style:font-weight-complex="normal"/>
    </style:style>
    <style:style style:name="T44" style:family="text">
      <style:text-properties style:text-underline-style="none" fo:font-weight="normal" officeooo:rsid="0030120f" style:font-weight-asian="normal" style:font-weight-complex="normal"/>
    </style:style>
    <style:style style:name="T45" style:family="text">
      <style:text-properties style:text-underline-style="none" fo:font-weight="normal" officeooo:rsid="003179d1" style:font-weight-asian="normal" style:font-weight-complex="normal"/>
    </style:style>
    <style:style style:name="T46" style:family="text">
      <style:text-properties style:text-underline-style="none" fo:font-weight="normal" officeooo:rsid="00332889" style:font-weight-asian="normal" style:font-weight-complex="normal"/>
    </style:style>
    <style:style style:name="T47" style:family="text">
      <style:text-properties style:text-underline-style="none" fo:font-weight="normal" officeooo:rsid="00342a14" style:font-weight-asian="normal" style:font-weight-complex="normal"/>
    </style:style>
    <style:style style:name="T48" style:family="text">
      <style:text-properties officeooo:rsid="003179d1"/>
    </style:style>
    <style:style style:name="T49" style:family="text">
      <style:text-properties officeooo:rsid="004f22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TSGame notes <text:span text:style-name="T49">and plans</text:span></text:p>
      <text:p text:style-name="P1"/>
      <text:p text:style-name="P4">Choltfo</text:p>
      <text:p text:style-name="P20">Implementation of structures:</text:p>
      <text:p text:style-name="P2"/>
      <text:p text:style-name="P14"><text:tab/>A structure is an impassible section of terrain <text:span text:style-name="T5">with a static sprite rendered overtop</text:span>. It may or may <text:span text:style-name="T7">not </text:span>maintain a constant resouce draw/production (<text:span text:style-name="T8">e.g:</text:span> electricity in Red Alert, Tiberian Sun, etc.).</text:p>
      <text:p text:style-name="P14"/>
      <text:p text:style-name="P14"><text:tab/><text:span text:style-name="T6">Structures will, upon creation, set the impassibility flag on the terrain beneath them. Structures cannot be built atop eachother.</text:span></text:p>
      <text:p text:style-name="P14"/>
      <text:p text:style-name="P15"><text:tab/>A structure also enables the production of structures or units (MOBs). This is managed via the ProductionOptions std::vector&lt;ProductionOption&gt; that each <text:span text:style-name="T1">structure possesses.</text:span></text:p>
      <text:p text:style-name="P15"><text:tab/></text:p>
      <text:p text:style-name="P15"><text:tab/><text:span text:style-name="T9">Each structure's ProductionQueue is unique to itself. Two structures of the same kind can simultaneously be producing seperate items.</text:span></text:p>
      <text:p text:style-name="P15"/>
      <text:p text:style-name="P15"><text:tab/><text:span text:style-name="T48">A structure's position is stored as an sf::vector2i, in tile rendering coordinates. A function for getting its position in world space is provided for pathfinding for units.</text:span></text:p>
      <text:p text:style-name="P15"/>
      <text:p text:style-name="P3">Production<text:span text:style-name="T5">Q</text:span>ueue and ProductionOptions:</text:p>
      <text:p text:style-name="P15"/>
      <text:p text:style-name="P17"><text:tab/>Every production-facility-type structure (<text:span text:style-name="T2">Are these seperate classes?</text:span>) stores a vector of production options, and its own queue of items being produced. Both these vectors should handle unit spawns, structure creations, and superweapons simultaneously, but they should all be blocking eachother, i.e, no charging weapons while training units.</text:p>
      <text:p text:style-name="P17"/>
      <text:p text:style-name="P18"><text:span text:style-name="T1"><text:tab/>These options are rendered for the player in two places. There is a main production queue, showing all production underway, on the bottom left corner of the screen. When a structure is selected, its production queue is shown overlayed on the production options menu.</text:span></text:p>
      <text:p text:style-name="P18"/>
      <text:p text:style-name="P16"><text:span text:style-name="T10"><text:tab/>Checking of the ProductionQueue is accomplished in the update loop for every structure.</text:span></text:p>
      <text:p text:style-name="P16"><text:tab/></text:p>
      <text:p text:style-name="P16"><text:tab/><text:span text:style-name="T11">Upon completion of an item, the different types (unit, structure, weapon) diverge.</text:span></text:p>
      <text:p text:style-name="P16"><text:span text:style-name="T11"><text:tab/>Charged weapons pending firing will block further production from that structure. Upon use, the queue is rid of the weapon, and regular production continues.</text:span></text:p>
      <text:p text:style-name="P16"><text:tab/><text:span text:style-name="T12">Units will spawn at the point on the edge of the structure nearest the "flag" for the structure. Said flag can be moved by selecting the structure and issuing a "move" command to an empty spot. All units spawned from the structure thereafter will be issues that move command.</text:span></text:p>
      <text:p text:style-name="P18"><text:tab/></text:p>
      <text:p text:style-name="P19"><text:tab/><text:span text:style-name="T13">When a player selects a production option, the costs for the purchase are immediately subtracted from their resources (</text:span><text:span text:style-name="T39">a le</text:span><text:span text:style-name="T41"> AoE3)</text:span><text:span text:style-name="T13">. Cancelling an item of the production queue results in the reimbursement of the costs multipled by the fraction of time remaining before order fulfillment.</text:span></text:p>
      <text:p text:style-name="P21">Units (MOBs)</text:p>
      <text:p text:style-name="P5"><text:span text:style-name="T14"/></text:p>
      <text:p text:style-name="P5"><text:span text:style-name="T14"><text:tab/>A unit is a mobile object that can be commanded, and has a </text:span><text:span text:style-name="T15">player affiliation.</text:span></text:p>
      <text:p text:style-name="P5"><text:span text:style-name="T15"><text:tab/>The</text:span><text:span text:style-name="T16"> affiliated player can select that unit and others and issue commands, consiting of either "move here", "attack this", or a contextual action </text:span><text:span text:style-name="T17">depending on the type of unit and the type of target</text:span><text:span text:style-name="T16">, </text:span><text:span text:style-name="T17">such as </text:span><text:span text:style-name="T16">"repair this" for engineer-type units, </text:span><text:span text:style-name="T18">"heal this" for that type of unit, and "harvest this" for collecting units.</text:span></text:p>
      <text:p text:style-name="P5"><text:span text:style-name="T18"/></text:p>
      <text:p text:style-name="P5"><text:span text:style-name="T18"><text:tab/></text:span><text:span text:style-name="T32">A unit's position is stored as a sf::Vector2f, representing its position in world space, where 32u = 1 grid space.</text:span></text:p>
      <text:p text:style-name="P5"><text:span text:style-name="T18"/></text:p>
      <text:p text:style-name="P6"><text:span text:style-name="T18"><text:tab/></text:span><text:span text:style-name="T14">All units have a command queue. The queue is appended when a command is given while a modifier key (shift) is held, and overwritten when a command is given while the key is not held.</text:span></text:p>
      <text:p text:style-name="P6"><text:span text:style-name="T14"><text:tab/></text:span></text:p>
      <text:p text:style-name="P6"><text:span text:style-name="T14"><text:tab/></text:span><text:span text:style-name="T19">The statistics for determining attack and interaction rates are stored in a seperate vector inside of the game object. (</text:span><text:span text:style-name="T3">Although this could be, and would make things much easier by being, a global variable.</text:span><text:span text:style-name="T44">) This UnitTemplate has a maximum health value, attack delay, damage, speed, and multipliers for types of attack.</text:span></text:p>
      <text:p text:style-name="P6"><text:span text:style-name="T44"/></text:p>
      <text:p text:style-name="P6"><text:span text:style-name="T44"><text:tab/></text:span><text:span text:style-name="T45">When a unit is selected, its health is shown as a bar above it. It is surrounded with a small box to clearly denote the </text:span><text:span text:style-name="T46">selected unit. </text:span><text:span text:style-name="T47">A series of lines connecting the command queue items are also drawn if a single (</text:span><text:span text:style-name="T43">multiple? How many?</text:span><text:span text:style-name="T42">) unit is selected.</text:span></text:p>
      <text:p text:style-name="P5"><text:span text:style-name="T18"/></text:p>
      <text:p text:style-name="P6">Resources</text:p>
      <text:p text:style-name="P6"/>
      <text:p text:style-name="P6"><text:span text:style-name="T20"><text:tab/></text:span><text:span text:style-name="T21">Metal and food are collectable </text:span><text:span text:style-name="T40">resources</text:span><text:span text:style-name="T21">. They can be accumulated with time and are spent permanently. </text:span><text:span text:style-name="T22">Purchase of structures, and units, and use of superweapons spends these resources.</text:span><text:span text:style-name="T21"> </text:span><text:span text:style-name="T24">A shortfall of </text:span><text:span text:style-name="T27">resources prevents further spending of these resources, i.e, no purchasing units, structures, or superweapons.</text:span></text:p>
      <text:p text:style-name="P6"><text:span text:style-name="T21"/></text:p>
      <text:p text:style-name="P6"><text:span text:style-name="T21"><text:tab/>Energy and mana are immediate </text:span><text:span text:style-name="T40">supplies</text:span><text:span text:style-name="T21">. They cannot be accumulated. They are produced and consumed continually and simultaneously. Any surplus is wasted, but allows for absorption of contingencies, e.g, a superweapon strike destroying a production facility.</text:span></text:p>
      <text:p text:style-name="P6"><text:span text:style-name="T21"><text:tab/></text:span><text:span text:style-name="T23">Construction of most structures increases use (decreases level) of these </text:span><text:span text:style-name="T24">supplies</text:span><text:span text:style-name="T23">. However, power plants and altars or equivalent increase the </text:span><text:span text:style-name="T25">amount </text:span><text:span text:style-name="T23">available.</text:span></text:p>
      <text:p text:style-name="P7"><text:span text:style-name="T23"><text:tab/></text:span><text:span text:style-name="T31">A shortfall reduces the rate of operation (brown-out) or renders structures inoperable.</text:span></text:p>
      <text:p text:style-name="P6"><text:span text:style-name="T23"/></text:p>
      <text:p text:style-name="P6"><text:span text:style-name="T23"><text:tab/></text:span><text:span text:style-name="T24">Note: </text:span><text:span text:style-name="T25">Amount </text:span><text:span text:style-name="T24">of supply, vs quantity of resources. </text:span><text:span text:style-name="T26">One is continuous, for all intents and purposes, the other is discreet.</text:span></text:p>
      <text:p text:style-name="P6"><text:span text:style-name="T26"><text:tab/></text:span><text:span text:style-name="T28">Resource and supply levels are shown on the player's screen at all times. </text:span><text:span text:style-name="T4">UI element needed</text:span></text:p>
      <text:p text:style-name="P6"><text:span text:style-name="T28"/></text:p>
      <text:p text:style-name="P8">Victory conditions</text:p>
      <text:p text:style-name="P8"><text:span text:style-name="T14"><text:tab/>The game is considered won once:</text:span></text:p>
      <text:p text:style-name="P8"><text:span text:style-name="T14">1) All enemy units and structures have been removed.</text:span></text:p>
      <text:p text:style-name="P9"><text:span text:style-name="T14">2) All enemies lack </text:span><text:span text:style-name="T29">ability to create units.</text:span></text:p>
      <text:p text:style-name="P10"><text:span text:style-name="T14">3) All enemy players have surrendered.</text:span></text:p>
      <text:p text:style-name="P10"><text:span text:style-name="T14"/></text:p>
      <text:p text:style-name="P11">Surrender</text:p>
      <text:p text:style-name="P11"/>
      <text:p text:style-name="P11"><text:soft-page-break/><text:span text:style-name="T14"><text:tab/></text:span><text:span text:style-name="T29">Individual surrender forfeits control of resources and structures, and removes all units. </text:span><text:span text:style-name="T30">Player s</text:span><text:span text:style-name="T29">tructures can still be pilfered/used for target practice/used for cover.</text:span></text:p>
      <text:p text:style-name="P6"><text:span text:style-name="T26"/></text:p>
      <text:p text:style-name="P12">Superweapons</text:p>
      <text:p text:style-name="P12"><text:span text:style-name="T14"/></text:p>
      <text:p text:style-name="P12"><text:span text:style-name="T14"><text:tab/>A superweapon is a single use ability with a substantial reload time and cost. Things like lightning strikes, waves of fire, nuclear weapons, biological weapons, and similar.</text:span></text:p>
      <text:p text:style-name="P12"><text:span text:style-name="T14"><text:tab/>They are treated like any other ProductionQueue element, except upon completion they appear in the top right of the screen, with their icon underneath a superimposed "READY" tag.</text:span></text:p>
      <text:p text:style-name="P12"><text:span text:style-name="T14"/></text:p>
      <text:p text:style-name="P13">Map</text:p>
      <text:p text:style-name="P13"/>
      <text:p text:style-name="P13"><text:tab/><text:span text:style-name="T14">The map consists of a 512x512-tile grid. Each tile is 32px square. To get world space coordinates of the tiles, multiply by 32. </text:span><text:span text:style-name="T33">Recall that rendering is inverted cartesian, so </text:span><text:span text:style-name="T34">lower y</text:span><text:span text:style-name="T33">-values appear higher.</text:span></text:p>
      <text:p text:style-name="P13"><text:span text:style-name="T33"><text:tab/></text:span><text:span text:style-name="T34">Each space of the grid consists of a tileReference for the base texture, a bool passable to indicate pathfinding and structure placing worthiness, and an elevation integer </text:span><text:span text:style-name="T35">for pathfinding, structure placing, and combat advantages </text:span><text:span text:style-name="T36">(Higher ground advantage for ranged weapons).</text:span></text:p>
      <text:p text:style-name="P13"><text:span text:style-name="T37"><text:tab/>A second tile-reference exists for each grid square. This is the stencil layer, which is drawn over the base texture where </text:span><text:span text:style-name="T38">(e.g)</text:span><text:span text:style-name="T37"> small craters or burns have been left. </text:span><text:span text:style-name="T38">If this reference is just 0x00000000, then don't dra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7S</meta:editing-duration>
    <meta:editing-cycles>72</meta:editing-cycles>
    <meta:generator>LibreOffice/5.0.2.2$Windows_x86 LibreOffice_project/37b43f919e4de5eeaca9b9755ed688758a8251fe</meta:generator>
    <dc:date>2016-04-15T23:57:59.140000000</dc:date>
    <meta:document-statistic meta:table-count="0" meta:image-count="0" meta:object-count="0" meta:page-count="4" meta:paragraph-count="48" meta:word-count="966" meta:character-count="6187" meta:non-whitespace-character-count="5230"/>
    <meta:user-defined meta:name="Info 1"/>
    <meta:user-defined meta:name="Info 2"/>
    <meta:user-defined meta:name="Info 3"/>
    <meta:user-defined meta:name="Info 4"/>
  </office:meta>
</office:document-meta>
</file>